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Text_20_body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152.png" xlink:type="simple" xlink:show="embed" xlink:actuate="onLoad"/></draw:frame></text:p>
          </table:table-cell>
          <table:table-cell table:style-name="Table1.B1" office:value-type="string">
            <text:h text:style-name="P5" text:outline-level="1">Запоминание значения сигналов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8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15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запоминание сигнала <text:span text:style-name="T1">(</text:span><text:span text:style-name="T3">сигналов)</text:span> по следующему алгоритму:</text:p>
            <text:p text:style-name="P4"><draw:frame draw:style-name="fr3" draw:name="Объект1" text:anchor-type="as-char" svg:width="12.331cm" svg:height="0.621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3">где<draw:frame draw:style-name="fr3" draw:name="Объект2" text:anchor-type="as-char" svg:width="3.104cm" svg:height="0.621cm" draw:z-index="3"><draw:object xlink:href="./Object 2" xlink:type="simple" xlink:show="embed" xlink:actuate="onLoad"/><draw:image xlink:href="./ObjectReplacements/Object 2" xlink:type="simple" xlink:show="embed" xlink:actuate="onLoad"/></draw:frame>– <text:span text:style-name="T1">i-</text:span><text:span text:style-name="T3">ые элементы первого и </text:span>второго <text:span text:style-name="T4">векторных</text:span> входных сигналов, <text:span text:style-name="T4">yᵢ</text:span><text:span text:style-name="T2">(t)</text:span> – <text:span text:style-name="T1">i-</text:span><text:span text:style-name="T3">ый элемент </text:span><text:span text:style-name="T4">векторного</text:span> <text:span text:style-name="T3">выходного</text:span> сигнала.</text:p>
            <text:p text:style-name="P3">Другими словами, если на второй вход подается ненулевой сигнал, то значение сигнала на выходе равно значению сигнала на первом входе.</text:p>
            <text:p text:style-name="P3">При нулевом сигнале на втором входе блок «запоминает» значение первого входа и далее выход не меняется (до очередного момента времени, когда на второй вход снова начнет поступать положительный сигнал).</text:p>
            <text:p text:style-name="P2"><text:span text:style-name="T5">Свойства</text:span><text:span text:style-name="T6">: для работы блока свойства задавать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значения сигналов</dc:title>
    <dc:date>2016-04-07T14:59:02.65</dc:date>
    <meta:generator>OpenOffice/4.1.1$Win32 OpenOffice.org_project/411m6$Build-9775</meta:generator>
    <meta:editing-duration>PT5H56M37S</meta:editing-duration>
    <meta:editing-cycles>131</meta:editing-cycles>
    <meta:document-statistic meta:table-count="1" meta:image-count="2" meta:object-count="2" meta:page-count="1" meta:paragraph-count="12" meta:word-count="95" meta:character-count="650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 mathvariant="italic">Если</mi>
      <mi/>
      <msub>
        <mi>x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то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x</mi>
          <mrow>
            <mn>1,</mn>
            <mi>i</mi>
          </mrow>
        </msub>
      </mrow>
      <mrow>
        <mo stretchy="false">(</mo>
        <mrow>
          <mi>t</mi>
        </mrow>
        <mo stretchy="false">)</mo>
      </mrow>
      <mi/>
      <mi mathvariant="italic">иначе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y</mi>
          <mi>i</mi>
        </msub>
      </mrow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Если ~ x_{2,i}(t) &gt; 0 ~ то ~ y_i(t) = x_{1,i}(t) ~ иначе ~ y_i(t) = y_i(t - %DELTA t)</annotation>
  </semantics>
</math>
</file>

<file path=Object 2/content.xml><?xml version="1.0" encoding="utf-8"?>
<math xmlns="http://www.w3.org/1998/Math/MathML">
  <semantics>
    <mrow>
      <msub>
        <mi>x</mi>
        <mrow>
          <mn>1,</mn>
          <mi>i</mi>
        </mrow>
      </msub>
      <mrow>
        <mo stretchy="false">(</mo>
        <mrow>
          <mi>t</mi>
        </mrow>
        <mo stretchy="false">)</mo>
      </mrow>
      <mi>,</mi>
      <mi/>
      <msub>
        <mi>x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x_{1,i}(t), ~ x_{2,i}(t)</annotation>
  </semantics>
</math>
</file>